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Factory.RequestFactory( boolean saveUploadedFilesToDisk , File uploadDirectory , boolean allowOverwrite , boolean silentlyRename , int maxUploadSize , String defaultCha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Factory.getServletRequest( Action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